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9.513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7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84"/>
  </office:automatic-styles>
  <office:body>
    <office:spreadsheet>
      <table:table table:name="Instructions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Instruc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urpose:</text:p>
          </table:table-cell>
          <table:table-cell office:value-type="string">
            <text:p>This assessment tool helps organizations who wish to use OpenAgile to find initial Obstacles that</text:p>
          </table:table-cell>
        </table:table-row>
        <table:table-row table:style-name="ro1">
          <table:table-cell/>
          <table:table-cell office:value-type="string">
            <text:p>are based on the existing relationships in the organizational structure between a delivery team</text:p>
          </table:table-cell>
        </table:table-row>
        <table:table-row table:style-name="ro1">
          <table:table-cell/>
          <table:table-cell office:value-type="string">
            <text:p>and various stakeholders and support group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cess:</text:p>
          </table:table-cell>
          <table:table-cell office:value-type="string">
            <text:p>An assessor will work with teams or management groups in a workshop format to gather information</text:p>
          </table:table-cell>
        </table:table-row>
        <table:table-row table:style-name="ro1">
          <table:table-cell/>
          <table:table-cell office:value-type="string">
            <text:p>which will then be recorded in the “Questions” sheet. <text:s/>Please see the Assessor's Guide for more</text:p>
          </table:table-cell>
        </table:table-row>
        <table:table-row table:style-name="ro1">
          <table:table-cell/>
          <table:table-cell office:value-type="string">
            <text:p>information on how to use this assessment too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ults:</text:p>
          </table:table-cell>
          <table:table-cell office:value-type="string">
            <text:p>The results of this assessment can be used to build a tentative plan for overcoming obstacles</text:p>
          </table:table-cell>
        </table:table-row>
        <table:table-row table:style-name="ro1">
          <table:table-cell/>
          <table:table-cell office:value-type="string">
            <text:p>related to delivering value to end users and customers every Cycle. <text:s/>These plans should go into</text:p>
          </table:table-cell>
        </table:table-row>
        <table:table-row table:style-name="ro1">
          <table:table-cell/>
          <table:table-cell office:value-type="string">
            <text:p>the Obstacles Queue.</text:p>
          </table:table-cell>
        </table:table-row>
      </table:table>
      <table:table table:name="Tracking" table:style-name="ta1" table:print="false">
        <table:table-column table:style-name="co1" table:number-columns-repeated="2" table:default-cell-style-name="Default"/>
        <table:table-row table:style-name="ro1">
          <table:table-cell table:style-name="ce2" office:value-type="string">
            <text:p>Track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rticipants:</text:p>
          </table:table-cell>
          <table:table-cell/>
        </table:table-row>
        <table:table-row table:style-name="ro1">
          <table:table-cell office:value-type="string">
            <text:p>Date:</text:p>
          </table:table-cell>
          <table:table-cell table:style-name="ce3"/>
        </table:table-row>
        <table:table-row table:style-name="ro1">
          <table:table-cell office:value-type="string">
            <text:p>ID #:</text:p>
          </table:table-cell>
          <table:table-cell/>
        </table:table-row>
      </table:table>
      <table:table table:name="Quest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Questions: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Obstacle Removal Strategy (prioritize 1-4 or N/A):</text:p>
          </table:table-cell>
          <table:table-cell table:number-columns-repeated="4"/>
        </table:table-row>
        <table:table-row table:style-name="ro1">
          <table:table-cell office:value-type="string">
            <text:p>List the stakeholders and groups your team interacts with here:</text:p>
          </table:table-cell>
          <table:table-cell/>
          <table:table-cell office:value-type="string">
            <text:p>SLA (cycle time):</text:p>
          </table:table-cell>
          <table:table-cell office:value-type="string">
            <text:p>Contact:</text:p>
          </table:table-cell>
          <table:table-cell office:value-type="string">
            <text:p>Team Skills</text:p>
          </table:table-cell>
          <table:table-cell office:value-type="string">
            <text:p>Authority</text:p>
          </table:table-cell>
          <table:table-cell office:value-type="string">
            <text:p>Automation</text:p>
          </table:table-cell>
          <table:table-cell office:value-type="string">
            <text:p>Remove Waste</text:p>
          </table:table-cell>
          <table:table-cell office:value-type="string">
            <text:p>NOTES:</text:p>
          </table:table-cell>
        </table:table-row>
        <table:table-row table:style-name="ro1">
          <table:table-cell/>
          <table:table-cell office:value-type="string">
            <text:p>GroupOn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keholderOn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c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3">23/02/2009</text:date>, <text:time>18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06:04:44</meta:creation-date>
    <dc:date>2009-02-23T18:32:47</dc:date>
    <meta:editing-duration>PT07H22M33S</meta:editing-duration>
    <meta:editing-cycles>5</meta:editing-cycles>
    <meta:generator>OpenOffice.org/3.0$Unix OpenOffice.org_project/300m15$Build-9379</meta:gener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